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17mm"/>
    </style:style>
    <style:style style:name="co3" style:family="table-column">
      <style:table-column-properties fo:break-before="auto" style:column-width="10.37mm"/>
    </style:style>
    <style:style style:name="co4" style:family="table-column">
      <style:table-column-properties fo:break-before="auto" style:column-width="27.78mm"/>
    </style:style>
    <style:style style:name="co5" style:family="table-column">
      <style:table-column-properties fo:break-before="auto" style:column-width="11.47mm"/>
    </style:style>
    <style:style style:name="co6" style:family="table-column">
      <style:table-column-properties fo:break-before="auto" style:column-width="11.06mm"/>
    </style:style>
    <style:style style:name="co7" style:family="table-column">
      <style:table-column-properties fo:break-before="auto" style:column-width="11.89mm"/>
    </style:style>
    <style:style style:name="co8" style:family="table-column">
      <style:table-column-properties fo:break-before="auto" style:column-width="13.55mm"/>
    </style:style>
    <style:style style:name="co9" style:family="table-column">
      <style:table-column-properties fo:break-before="auto" style:column-width="20.04mm"/>
    </style:style>
    <style:style style:name="co10" style:family="table-column">
      <style:table-column-properties fo:break-before="auto" style:column-width="97.35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6mm" fo:break-before="auto" style:use-optimal-row-height="false"/>
    </style:style>
    <style:style style:name="ro4" style:family="table-row">
      <style:table-row-properties style:row-height="4.82mm" fo:break-before="auto" style:use-optimal-row-height="true"/>
    </style:style>
    <style:style style:name="ro5" style:family="table-row">
      <style:table-row-properties style:row-height="18.26mm" fo:break-before="auto" style:use-optimal-row-height="false"/>
    </style:style>
    <style:style style:name="ro6" style:family="table-row">
      <style:table-row-properties style:row-height="4.55mm" fo:break-before="auto" style:use-optimal-row-height="true"/>
    </style:style>
    <style:style style:name="ro7" style:family="table-row">
      <style:table-row-properties style:row-height="11.29mm" fo:break-before="auto" style:use-optimal-row-height="false"/>
    </style:style>
    <style:style style:name="ro8" style:family="table-row">
      <style:table-row-properties style:row-height="7.73mm" fo:break-before="auto" style:use-optimal-row-height="false"/>
    </style:style>
    <style:style style:name="ro9" style:family="table-row">
      <style:table-row-properties style:row-height="7.99mm" fo:break-before="auto" style:use-optimal-row-height="false"/>
    </style:style>
    <style:style style:name="ro10" style:family="table-row">
      <style:table-row-properties style:row-height="9.8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font-size="16pt" style:font-size-asian="16pt" style:font-size-complex="16pt"/>
    </style:style>
    <style:style style:name="ce4" style:family="table-cell" style:parent-style-name="Default">
      <style:table-cell-properties fo:background-color="#dddddd"/>
    </style:style>
    <style:style style:name="ce5" style:family="table-cell" style:parent-style-name="Default">
      <style:table-cell-properties fo:background-color="#00ccff"/>
    </style:style>
    <style:style style:name="ce6" style:family="table-cell" style:parent-style-name="Default">
      <style:table-cell-properties fo:background-color="#808080"/>
    </style:style>
    <style:style style:name="ce7" style:family="table-cell" style:parent-style-name="Default">
      <style:table-cell-properties fo:background-color="#ccff99"/>
    </style:style>
    <style:style style:name="ce8" style:family="table-cell" style:parent-style-name="Default">
      <style:text-properties fo:font-size="22pt" style:font-size-asian="22pt" style:font-size-complex="22pt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36"/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60"/>
    <style:style style:name="ce13" style:family="table-cell" style:parent-style-name="Default">
      <style:table-cell-properties fo:background-color="#ccff99"/>
      <style:text-properties style:font-name="Liberation Sans" style:font-name-asian="Droid Sans Fallback" style:font-name-complex="FreeSans"/>
    </style:style>
    <style:style style:name="ce14" style:family="table-cell" style:parent-style-name="Default">
      <style:table-cell-properties fo:background-color="#808080"/>
      <style:text-properties style:font-name="Liberation Sans" style:font-name-asian="Droid Sans Fallback" style:font-name-complex="FreeSans"/>
    </style:style>
    <style:style style:name="T1" style:family="text">
      <style:text-properties fo:font-weight="bold"/>
    </style:style>
  </office:automatic-styles>
  <office:body>
    <office:spreadsheet>
      <table:table table:name="Legend" table:style-name="ta1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egend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table:style-name="ce2"/>
          <table:table-cell table:number-columns-repeated="2"/>
        </table:table-row>
        <table:table-row table:style-name="ro1">
          <table:table-cell/>
          <table:table-cell table:style-name="ce4"/>
          <table:table-cell office:value-type="string" calcext:value-type="string">
            <text:p>- inputs</text:p>
          </table:table-cell>
        </table:table-row>
        <table:table-row table:style-name="ro1">
          <table:table-cell/>
          <table:table-cell office:value-type="string" calcext:value-type="string">
            <text:p>← </text:p>
          </table:table-cell>
          <table:table-cell office:value-type="string" calcext:value-type="string">
            <text:p>- source from which the input is taken</text:p>
          </table:table-cell>
        </table:table-row>
        <table:table-row table:style-name="ro1">
          <table:table-cell/>
          <table:table-cell table:style-name="ce5"/>
          <table:table-cell office:value-type="string" calcext:value-type="string">
            <text:p>- output to SCRIPT.R</text:p>
          </table:table-cell>
        </table:table-row>
        <table:table-row table:style-name="ro1">
          <table:table-cell table:style-name="ce3"/>
          <table:table-cell table:style-name="ce6"/>
          <table:table-cell office:value-type="string" calcext:value-type="string">
            <text:p>- output to latex</text:p>
          </table:table-cell>
        </table:table-row>
        <table:table-row table:style-name="ro1">
          <table:table-cell table:style-name="ce3"/>
          <table:table-cell table:style-name="ce7"/>
          <table:table-cell office:value-type="string" calcext:value-type="string">
            <text:p>- output to omptimality computation</text:p>
          </table:table-cell>
        </table:table-row>
        <table:table-row table:style-name="ro2">
          <table:table-cell table:style-name="Default"/>
          <table:table-cell office:value-type="string" calcext:value-type="string">
            <text:p>-&gt; </text:p>
          </table:table-cell>
          <table:table-cell office:value-type="string" calcext:value-type="string">
            <text:p>- destination of output</text:p>
          </table:table-cell>
        </table:table-row>
      </table:table>
      <table:table table:name="computations" table:style-name="ta1"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ce3" office:value-type="string" calcext:value-type="string">
            <text:p>Allowances</text:p>
          </table:table-cell>
          <table:table-cell table:number-columns-repeated="6"/>
        </table:table-row>
        <table:table-row table:style-name="ro3">
          <table:table-cell table:style-name="ce8"/>
          <table:table-cell office:value-type="string" calcext:value-type="string">
            <text:p>Variances of allowances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EUA</text:p>
          </table:table-cell>
          <table:table-cell office:value-type="string" calcext:value-type="string">
            <text:p>C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d dev r</text:p>
          </table:table-cell>
          <table:table-cell table:style-name="ce4" office:value-type="float" office:value="0.1301" calcext:value-type="float">
            <text:p>0,1301</text:p>
          </table:table-cell>
          <table:table-cell table:style-name="ce4" office:value-type="float" office:value="0.1467" calcext:value-type="float">
            <text:p>0,1467</text:p>
          </table:table-cell>
          <table:table-cell office:value-type="string" calcext:value-type="string">
            <text:p>← summary statistics of EUA, CER from ANALYSIS:INP output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r r</text:p>
          </table:table-cell>
          <table:table-cell table:formula="of:=[computations.B4]*[computations.B4]" office:value-type="float" office:value="0.01692601" calcext:value-type="float">
            <text:p>0,01692601</text:p>
          </table:table-cell>
          <table:table-cell table:formula="of:=[computations.C4]*[computations.C4]" office:value-type="float" office:value="0.02152089" calcext:value-type="float">
            <text:p>0,02152089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var r (YEARly)</text:p>
          </table:table-cell>
          <table:table-cell table:formula="of:=[computations.B5]*12" office:value-type="float" office:value="0.20311212" calcext:value-type="float">
            <text:p>0,20311212</text:p>
          </table:table-cell>
          <table:table-cell table:formula="of:=[computations.C5]*12" office:value-type="float" office:value="0.25825068" calcext:value-type="float">
            <text:p>0,25825068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std dev r (YEARly)</text:p>
          </table:table-cell>
          <table:table-cell table:formula="of:=SQRT([computations.B6])" office:value-type="float" office:value="0.450679620129422" calcext:value-type="float">
            <text:p>0,4506796201</text:p>
          </table:table-cell>
          <table:table-cell table:formula="of:=SQRT([computations.C6])" office:value-type="float" office:value="0.508183706940709" calcext:value-type="float">
            <text:p>0,5081837069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/>
          <table:table-cell office:value-type="string" calcext:value-type="string">
            <text:p>corr</text:p>
          </table:table-cell>
          <table:table-cell table:style-name="ce4" office:value-type="float" office:value="0.6719" calcext:value-type="float">
            <text:p>0,6719</text:p>
          </table:table-cell>
          <table:table-cell office:value-type="string" calcext:value-type="string">
            <text:p>← correlation of CER, EUA from ANALYSIS:INP output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/>
          <table:table-cell office:value-type="string" calcext:value-type="string">
            <text:p>Moments of prices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LAST PRICE</text:p>
          </table:table-cell>
          <table:table-cell table:style-name="ce4" office:value-type="float" office:value="203.74" calcext:value-type="float">
            <text:p>203,74</text:p>
          </table:table-cell>
          <table:table-cell table:style-name="ce4" office:value-type="float" office:value="30.862" calcext:value-type="float">
            <text:p>30,862</text:p>
          </table:table-cell>
          <table:table-cell office:value-type="string" calcext:value-type="string">
            <text:p>← values of EUA, CER, from 2012: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</text:p>
          </table:table-cell>
          <table:table-cell table:style-name="ce6" table:formula="of:=EXP(0.5*[computations.B6])*[computations.B13]" office:value-type="float" office:value="225.518169767406" calcext:value-type="float">
            <text:p>225,5181697674</text:p>
          </table:table-cell>
          <table:table-cell table:style-name="ce6" table:formula="of:==EXP(0.5*[computations.C6])*[computations.C13]" office:value-type="float" office:value="35.1157937497663" calcext:value-type="float">
            <text:p>35,1157937498</text:p>
          </table:table-cell>
          <table:table-cell office:value-type="string" calcext:value-type="string">
            <text:p>-&gt; <text:span text:style-name="T1">(</text:span>5<text:span text:style-name="T1">)</text:span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riances</text:p>
          </table:table-cell>
          <table:table-cell table:style-name="ce6" table:formula="of:=(EXP([computations.B6])-1)*EXP([computations.B6])*[computations.B13]*[computations.B13]" office:value-type="float" office:value="11453.8217834954" calcext:value-type="float">
            <text:p>11453,8217834954</text:p>
          </table:table-cell>
          <table:table-cell table:style-name="ce6" table:formula="of:=(EXP([computations.C6])-1)*EXP([computations.C6])*[computations.C13]*[computations.C13]" office:value-type="float" office:value="363.354934973228" calcext:value-type="float">
            <text:p>363,3549349732</text:p>
          </table:table-cell>
          <table:table-cell office:value-type="string" calcext:value-type="string">
            <text:p>-&gt; <text:span text:style-name="T1">(</text:span>5<text:span text:style-name="T1">)</text:span></text:p>
          </table:table-cell>
          <table:table-cell office:value-type="string" calcext:value-type="string">
            <text:p>Cov</text:p>
          </table:table-cell>
          <table:table-cell table:style-name="ce6" table:formula="of:=[computations.B13]*[computations.C13]*EXP([computations.B7]*[computations.C7]*[computations.C9])*(0.5*([computations.B6]+[computations.C6]))" office:value-type="float" office:value="1691.78002634989" calcext:value-type="float">
            <text:p>1691,7800263499</text:p>
          </table:table-cell>
          <table:table-cell office:value-type="string" calcext:value-type="string">
            <text:p>-&gt; <text:span text:style-name="T1">(</text:span>5<text:span text:style-name="T1">)</text:span></text:p>
          </table:table-cell>
        </table:table-row>
        <table:table-row table:style-name="ro5">
          <table:table-cell table:style-name="ce3" office:value-type="string" calcext:value-type="string">
            <text:p>Demand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ONTLY OVERALL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LO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ean</text:p>
          </table:table-cell>
          <table:table-cell table:style-name="ce4" office:value-type="float" office:value="268439" calcext:value-type="float">
            <text:p>268439</text:p>
          </table:table-cell>
          <table:table-cell table:style-name="ce4" office:value-type="float" office:value="106900" calcext:value-type="float">
            <text:p>106900</text:p>
          </table:table-cell>
          <table:table-cell office:value-type="string" calcext:value-type="string">
            <text:p>← MEANPLOCHE, MEANDLOUHE from script outpu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dev</text:p>
          </table:table-cell>
          <table:table-cell table:style-name="ce4" office:value-type="float" office:value="38749" calcext:value-type="float">
            <text:p>38749</text:p>
          </table:table-cell>
          <table:table-cell table:style-name="ce4" office:value-type="float" office:value="28871" calcext:value-type="float">
            <text:p>28871</text:p>
          </table:table-cell>
          <table:table-cell office:value-type="string" calcext:value-type="string">
            <text:p>← STDPLOCHE, STDDLOUHE from script outpu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rrelation</text:p>
          </table:table-cell>
          <table:table-cell/>
          <table:table-cell table:style-name="ce4" office:value-type="float" office:value="0.529" calcext:value-type="float">
            <text:p>0,529</text:p>
          </table:table-cell>
          <table:table-cell office:value-type="string" calcext:value-type="string">
            <text:p>← correlation of PLOCHE, DLOUHE from stript output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YEARLY OVERALL (1000s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ean</text:p>
          </table:table-cell>
          <table:table-cell table:formula="of:=[computations.B18]*12/1000" office:value-type="float" office:value="3221.268" calcext:value-type="float">
            <text:p>3221,268</text:p>
          </table:table-cell>
          <table:table-cell table:formula="of:=[computations.C18]*12/1000" office:value-type="float" office:value="1282.8" calcext:value-type="float">
            <text:p>1282,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ariances</text:p>
          </table:table-cell>
          <table:table-cell table:formula="of:=[computations.B19]*[computations.B19]*12/1000000" office:value-type="float" office:value="18017.820012" calcext:value-type="float">
            <text:p>18017,820012</text:p>
          </table:table-cell>
          <table:table-cell table:formula="of:=[computations.C19]*[computations.C19]*12/1000000" office:value-type="float" office:value="10002.415692" calcext:value-type="float">
            <text:p>10002,4156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v</text:p>
          </table:table-cell>
          <table:table-cell table:formula="of:=[computations.C20]*SQRT([computations.B24])*SQRT([computations.C24])" office:value-type="float" office:value="7101.649661892" calcext:value-type="float">
            <text:p>7101,64966189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tdev </text:p>
          </table:table-cell>
          <table:table-cell table:formula="of:=SQRT([computations.B24])" office:value-type="float" office:value="134.230473484973" calcext:value-type="float">
            <text:p>134,230473485</text:p>
          </table:table-cell>
          <table:table-cell table:formula="of:=SQRT([computations.C24])" office:value-type="float" office:value="100.012077730642" calcext:value-type="float">
            <text:p>100,0120777306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ED1-ED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LAT1 (Bramy)</text:p>
          </table:table-cell>
          <table:table-cell table:style-name="ce4" office:value-type="float" office:value="29" calcext:value-type="float">
            <text:p>29</text:p>
          </table:table-cell>
          <table:table-cell office:value-type="string" calcext:value-type="string">
            <text:p>← company data ($ED_i$ in paper)</text:p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FLAT2 (Plechy)</text:p>
          </table:table-cell>
          <table:table-cell table:style-name="ce4" office:value-type="float" office:value="510" calcext:value-type="float">
            <text:p>510</text:p>
          </table:table-cell>
          <table:table-cell table:number-columns-repeated="5"/>
        </table:table-row>
        <table:table-row table:style-name="ro6">
          <table:table-cell table:style-name="ce9" office:value-type="string" calcext:value-type="string">
            <text:p>LONG1 (Profily)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5"/>
        </table:table-row>
        <table:table-row table:style-name="ro6">
          <table:table-cell table:style-name="ce9" office:value-type="string" calcext:value-type="string">
            <text:p>LONG2 (Výpalky)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5"/>
        </table:table-row>
        <table:table-row table:style-name="ro7">
          <table:table-cell table:style-name="ce9" office:value-type="string" calcext:value-type="string">
            <text:p>YEARLY COMPANY</text:p>
          </table:table-cell>
          <table:table-cell office:value-type="string" calcext:value-type="string">
            <text:p>FLAT</text:p>
          </table:table-cell>
          <table:table-cell/>
          <table:table-cell office:value-type="string" calcext:value-type="string">
            <text:p>LONG</text:p>
          </table:table-cell>
          <table:table-cell table:number-columns-repeated="3"/>
        </table:table-row>
        <table:table-row table:style-name="ro6">
          <table:table-cell table:style-name="ce9" office:value-type="string" calcext:value-type="string">
            <text:p>mean</text:p>
          </table:table-cell>
          <table:table-cell table:formula="of:=[computations.B29]+[computations.B30]" office:value-type="float" office:value="539" calcext:value-type="float">
            <text:p>539</text:p>
          </table:table-cell>
          <table:table-cell/>
          <table:table-cell table:formula="of:=[computations.B31]+[computations.B32]" office:value-type="float" office:value="118" calcext:value-type="float">
            <text:p>118</text:p>
          </table:table-cell>
          <table:table-cell table:number-columns-repeated="3"/>
        </table:table-row>
        <table:table-row table:style-name="ro6">
          <table:table-cell table:style-name="ce9" office:value-type="string" calcext:value-type="string">
            <text:p>p</text:p>
          </table:table-cell>
          <table:table-cell table:formula="of:=[computations.B34]/[computations.B23]" office:value-type="float" office:value="0.16732541347072" calcext:value-type="float">
            <text:p>0,1673254135</text:p>
          </table:table-cell>
          <table:table-cell/>
          <table:table-cell table:formula="of:=[computations.D34]/[computations.C23]" office:value-type="float" office:value="0.0919862800124727" calcext:value-type="float">
            <text:p>0,09198628</text:p>
          </table:table-cell>
          <table:table-cell table:number-columns-repeated="3"/>
        </table:table-row>
        <table:table-row table:style-name="ro6">
          <table:table-cell table:style-name="ce9" office:value-type="string" calcext:value-type="string">
            <text:p>var(Di+D(i+1))</text:p>
          </table:table-cell>
          <table:table-cell table:formula="of:=[computations.B35]*[computations.B24]" office:value-type="float" office:value="3014.83918334892" calcext:value-type="float">
            <text:p>3014,8391833489</text:p>
          </table:table-cell>
          <table:table-cell/>
          <table:table-cell table:formula="of:=[computations.D35]*[computations.C24]" office:value-type="float" office:value="920.085010645463" calcext:value-type="float">
            <text:p>920,0850106455</text:p>
          </table:table-cell>
          <table:table-cell table:number-columns-repeated="3"/>
        </table:table-row>
        <table:table-row table:style-name="ro6">
          <table:table-cell table:style-name="ce9" office:value-type="string" calcext:value-type="string">
            <text:p>cov</text:p>
          </table:table-cell>
          <table:table-cell table:formula="of:=[computations.B35]*[computations.D35]*[computations.B25]" office:value-type="float" office:value="109.306051596533" calcext:value-type="float">
            <text:p>109,3060515965</text:p>
          </table:table-cell>
          <table:table-cell table:number-columns-repeated="5"/>
        </table:table-row>
        <table:table-row table:style-name="ro2">
          <table:table-cell table:style-name="ce9"/>
          <table:table-cell table:number-columns-repeated="6"/>
        </table:table-row>
        <table:table-row table:style-name="ro2">
          <table:table-cell office:value-type="string" calcext:value-type="string">
            <text:p>Ed1/Ed2</text:p>
          </table:table-cell>
          <table:table-cell table:formula="of:=[computations.B29]^2/[computations.B30]^2" office:value-type="float" office:value="0.00323337178008458" calcext:value-type="float">
            <text:p>0,0032333718</text:p>
          </table:table-cell>
          <table:table-cell/>
          <table:table-cell table:formula="of:=[computations.B31]^2/[computations.B32]^2" office:value-type="float" office:value="10.3316326530612" calcext:value-type="float">
            <text:p>10,3316326531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VÝPOČET RHO</text:p>
          </table:table-cell>
          <table:table-cell table:number-columns-repeated="6"/>
        </table:table-row>
        <table:table-row table:style-name="ro2">
          <table:table-cell table:style-name="ce10" office:value-type="string" calcext:value-type="string">
            <text:p>rho (change this cell to get D52=0)</text:p>
          </table:table-cell>
          <table:table-cell table:style-name="ce4" office:value-type="float" office:value="0.0505337" calcext:value-type="float">
            <text:p>0,0505337</text:p>
          </table:table-cell>
          <table:table-cell office:value-type="string" calcext:value-type="string">
            <text:p>← has to be changed (by a solver of manually) in order to D54=0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_2</text:p>
          </table:table-cell>
          <table:table-cell table:formula="of:=[computations.B36]/([computations.B39]+2*[computations.B41]*SQRT([computations.B39])+1)" office:value-type="float" office:value="2988.00586998147" calcext:value-type="float">
            <text:p>2988,0058699815</text:p>
          </table:table-cell>
          <table:table-cell/>
          <table:table-cell table:formula="of:=[computations.D36]/([computations.D39]+2*[computations.B41]*SQRT([computations.D39])+1)" office:value-type="float" office:value="78.9332672783408" calcext:value-type="float">
            <text:p>78,93326727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_1</text:p>
          </table:table-cell>
          <table:table-cell table:formula="of:=[computations.B42]*[computations.B39]" office:value-type="float" office:value="9.66133385872516" calcext:value-type="float">
            <text:p>9,6613338587</text:p>
          </table:table-cell>
          <table:table-cell/>
          <table:table-cell table:formula="of:=[computations.D42]*[computations.D39]" office:value-type="float" office:value="815.509521625714" calcext:value-type="float">
            <text:p>815,5095216257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10" office:value-type="string" calcext:value-type="string">
            <text:p>vi vj</text:p>
          </table:table-cell>
          <table:table-cell table:formula="of:=[computations.B42]*[computations.D42]" office:value-type="float" office:value="235853.065964498" calcext:value-type="float">
            <text:p>235853,065964498</text:p>
          </table:table-cell>
          <table:table-cell table:formula="of:=[computations.B42]*[computations.D43]" office:value-type="float" office:value="2436747.23764341" calcext:value-type="float">
            <text:p>2436747,23764341</text:p>
          </table:table-cell>
          <table:table-cell table:formula="of:=[computations.B43]*[computations.D42]" office:value-type="float" office:value="762.600647736037" calcext:value-type="float">
            <text:p>762,600647736</text:p>
          </table:table-cell>
          <table:table-cell table:formula="of:=[computations.B43]*[computations.D43]" office:value-type="float" office:value="7878.90975339527" calcext:value-type="float">
            <text:p>7878,90975339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qrt</text:p>
          </table:table-cell>
          <table:table-cell table:formula="of:=SQRT([computations.B45])" office:value-type="float" office:value="485.647059050601" calcext:value-type="float">
            <text:p>485,6470590506</text:p>
          </table:table-cell>
          <table:table-cell table:formula="of:=SQRT([computations.C45])" office:value-type="float" office:value="1561.00840409122" calcext:value-type="float">
            <text:p>1561,0084040912</text:p>
          </table:table-cell>
          <table:table-cell table:formula="of:=SQRT([computations.D45])" office:value-type="float" office:value="27.6152249264067" calcext:value-type="float">
            <text:p>27,6152249264</text:p>
          </table:table-cell>
          <table:table-cell table:formula="of:=SQRT([computations.E45])" office:value-type="float" office:value="88.763222977736" calcext:value-type="float">
            <text:p>88,76322297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m </text:p>
          </table:table-cell>
          <table:table-cell table:formula="of:=SUM([computations.B46:.E46])" office:value-type="float" office:value="2163.03391104596" calcext:value-type="float">
            <text:p>2163,033911046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ifference (should be zero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sult of equation</text:p>
          </table:table-cell>
          <table:table-cell table:formula="of:=[computations.B41]*[computations.B47]" office:value-type="float" office:value="109.306106750623" calcext:value-type="float">
            <text:p>109,3061067506</text:p>
          </table:table-cell>
          <table:table-cell table:formula="of:=[computations.B37]" office:value-type="float" office:value="109.306051596533" calcext:value-type="float">
            <text:p>109,3060515965</text:p>
          </table:table-cell>
          <table:table-cell table:formula="of:=[computations.B49]-[computations.C49]" office:value-type="float" office:value="0.0000551540900062264" calcext:value-type="float">
            <text:p>5,51540900062264E-005</text:p>
          </table:table-cell>
          <table:table-cell table:number-columns-repeated="3"/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style-name="ce11" office:value-type="string" calcext:value-type="string">
            <text:p>RESULTS</text:p>
          </table:table-cell>
          <table:table-cell table:number-columns-repeated="5"/>
          <table:table-cell table:style-name="ce11" office:value-type="string" calcext:value-type="string">
            <text:p>OUTPUT TO SCRIPT.R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MEAN</text:p>
          </table:table-cell>
          <table:table-cell table:style-name="ce6" table:number-matrix-columns-spanned="4" table:number-matrix-rows-spanned="1" table:formula="of:=TRANSPOSE([computations.B29:.B32])" office:value-type="float" office:value="29" calcext:value-type="float">
            <text:p>29</text:p>
          </table:table-cell>
          <table:table-cell table:style-name="ce14" office:value-type="float" office:value="510" calcext:value-type="float">
            <text:p>510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28" calcext:value-type="float">
            <text:p>28</text:p>
          </table:table-cell>
          <table:table-cell office:value-type="string" calcext:value-type="string">
            <text:p>-&gt; to Sec 4.4</text:p>
          </table:table-cell>
          <table:table-cell table:style-name="ce5" table:formula="of:=&quot;c(&quot;&amp;[computations.B54]&amp;&quot;,&quot;&amp;[computations.C54]&amp;&quot;,&quot;&amp;[computations.D54]&amp;&quot;,&quot;&amp;[computations.E54]&amp;&quot;)&quot;" office:value-type="string" office:string-value="c(29,510,90,28)" calcext:value-type="string">
            <text:p>c(29,510,90,28)</text:p>
          </table:table-cell>
        </table:table-row>
        <table:table-row table:style-name="ro2">
          <table:table-cell office:value-type="string" calcext:value-type="string">
            <text:p>VARS (units)</text:p>
          </table:table-cell>
          <table:table-cell table:formula="of:=[computations.B43]" office:value-type="float" office:value="9.66133385872516" calcext:value-type="float">
            <text:p>9,6613338587</text:p>
          </table:table-cell>
          <table:table-cell table:formula="of:=[computations.B42]" office:value-type="float" office:value="2988.00586998147" calcext:value-type="float">
            <text:p>2988,0058699815</text:p>
          </table:table-cell>
          <table:table-cell table:formula="of:=[computations.D43]" office:value-type="float" office:value="815.509521625714" calcext:value-type="float">
            <text:p>815,5095216257</text:p>
          </table:table-cell>
          <table:table-cell table:formula="of:=[computations.D42]" office:value-type="float" office:value="78.9332672783408" calcext:value-type="float">
            <text:p>78,93326727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IGMAS</text:p>
          </table:table-cell>
          <table:table-cell table:style-name="ce6" table:formula="of:=SQRT([computations.B55])" office:value-type="float" office:value="3.10826862718221" calcext:value-type="float">
            <text:p>3,1082686272</text:p>
          </table:table-cell>
          <table:table-cell table:style-name="ce6" table:formula="of:=SQRT([computations.C55])" office:value-type="float" office:value="54.6626551676871" calcext:value-type="float">
            <text:p>54,6626551677</text:p>
          </table:table-cell>
          <table:table-cell table:style-name="ce6" table:formula="of:=SQRT([computations.D55])" office:value-type="float" office:value="28.5571273349704" calcext:value-type="float">
            <text:p>28,557127335</text:p>
          </table:table-cell>
          <table:table-cell table:style-name="ce6" table:formula="of:=SQRT([computations.E55])" office:value-type="float" office:value="8.88443961532413" calcext:value-type="float">
            <text:p>8,88443961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ho </text:p>
          </table:table-cell>
          <table:table-cell table:style-name="ce6" table:formula="of:=[computations.B41]" office:value-type="float" office:value="0.0505337" calcext:value-type="float">
            <text:p>0,0505337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/>
          <table:table-cell office:value-type="string" calcext:value-type="string">
            <text:p>VARIANCE MATRIX</text:p>
          </table:table-cell>
          <table:table-cell table:number-columns-repeated="5"/>
        </table:table-row>
        <table:table-row table:style-name="ro2">
          <table:table-cell table:number-matrix-columns-spanned="1" table:number-matrix-rows-spanned="4" table:formula="of:=TRANSPOSE([computations.B56:.E56])" office:value-type="float" office:value="3.10826862718221" calcext:value-type="float">
            <text:p>3,1082686272</text:p>
          </table:table-cell>
          <table:table-cell table:formula="of:=[computations.B$56]*[computations.$A60]" office:value-type="float" office:value="9.66133385872516" calcext:value-type="float">
            <text:p>9,6613338587</text:p>
          </table:table-cell>
          <table:table-cell table:formula="of:=[computations.$B$41]*[computations.C$56]*[computations.$A60]" office:value-type="float" office:value="8.58598975436195" calcext:value-type="float">
            <text:p>8,5859897544</text:p>
          </table:table-cell>
          <table:table-cell table:formula="of:=[computations.$B$41]*[computations.D$56]*[computations.$A60]" office:value-type="float" office:value="4.48553408099002" calcext:value-type="float">
            <text:p>4,485534081</text:p>
          </table:table-cell>
          <table:table-cell table:formula="of:=[computations.$B$41]*[computations.E$56]*[computations.$A60]" office:value-type="float" office:value="1.39549949186356" calcext:value-type="float">
            <text:p>1,3954994919</text:p>
          </table:table-cell>
          <table:table-cell/>
          <table:table-cell table:style-name="ce5" table:formula="of:=&quot;c(&quot;&amp;[computations.B60]&amp;&quot;,&quot;&amp;[computations.C60]&amp;&quot;,&quot;&amp;[computations.D60]&amp;&quot;,&quot;&amp;[computations.E60]&amp;&quot;,&quot;" office:value-type="string" office:string-value="c(9,66133385872516,8,58598975436195,4,48553408099002,1,39549949186356," calcext:value-type="string">
            <text:p>c(9,66133385872516,8,58598975436195,4,48553408099002,1,39549949186356,</text:p>
          </table:table-cell>
        </table:table-row>
        <table:table-row table:style-name="ro9">
          <table:table-cell office:value-type="float" office:value="54.6626551676871" calcext:value-type="float">
            <text:p>54,6626551677</text:p>
          </table:table-cell>
          <table:table-cell table:formula="of:=[computations.$B$41]*[computations.B$56]*[computations.$A61]" office:value-type="float" office:value="8.58598975436195" calcext:value-type="float">
            <text:p>8,5859897544</text:p>
          </table:table-cell>
          <table:table-cell table:formula="of:=[computations.C$56]*[computations.$A61]" office:value-type="float" office:value="2988.00586998147" calcext:value-type="float">
            <text:p>2988,0058699815</text:p>
          </table:table-cell>
          <table:table-cell table:formula="of:=[computations.$B$41]*[computations.D$56]*[computations.$A61]" office:value-type="float" office:value="78.8835303898244" calcext:value-type="float">
            <text:p>78,8835303898</text:p>
          </table:table-cell>
          <table:table-cell table:formula="of:=[computations.$B$41]*[computations.E$56]*[computations.$A61]" office:value-type="float" office:value="24.5415427879454" calcext:value-type="float">
            <text:p>24,5415427879</text:p>
          </table:table-cell>
          <table:table-cell/>
          <table:table-cell table:style-name="ce5" table:formula="of:=[computations.B61]&amp;&quot;,&quot;&amp;[computations.C61]&amp;&quot;,&quot;&amp;[computations.D61]&amp;&quot;,&quot;&amp;[computations.E61]&amp;&quot;,&quot;" office:value-type="string" office:string-value="8,58598975436195,2988,00586998147,78,8835303898244,24,5415427879454," calcext:value-type="string">
            <text:p>8,58598975436195,2988,00586998147,78,8835303898244,24,5415427879454,</text:p>
          </table:table-cell>
        </table:table-row>
        <table:table-row table:style-name="ro2">
          <table:table-cell office:value-type="float" office:value="28.5571273349704" calcext:value-type="float">
            <text:p>28,557127335</text:p>
          </table:table-cell>
          <table:table-cell table:formula="of:=[computations.$B$41]*[computations.B$56]*[computations.$A62]" office:value-type="float" office:value="4.48553408099002" calcext:value-type="float">
            <text:p>4,485534081</text:p>
          </table:table-cell>
          <table:table-cell table:formula="of:=[computations.$B$41]*[computations.C$56]*[computations.$A62]" office:value-type="float" office:value="78.8835303898244" calcext:value-type="float">
            <text:p>78,8835303898</text:p>
          </table:table-cell>
          <table:table-cell table:formula="of:=[computations.D$56]*[computations.$A62]" office:value-type="float" office:value="815.509521625714" calcext:value-type="float">
            <text:p>815,5095216257</text:p>
          </table:table-cell>
          <table:table-cell table:formula="of:=[computations.$B$41]*[computations.E$56]*[computations.$A62]" office:value-type="float" office:value="12.8211108707041" calcext:value-type="float">
            <text:p>12,8211108707</text:p>
          </table:table-cell>
          <table:table-cell/>
          <table:table-cell table:style-name="ce5" table:formula="of:=[computations.B62]&amp;&quot;,&quot;&amp;[computations.C62]&amp;&quot;,&quot;&amp;[computations.D62]&amp;&quot;,&quot;&amp;[computations.E62]&amp;&quot;,&quot;" office:value-type="string" office:string-value="4,48553408099002,78,8835303898244,815,509521625714,12,8211108707041," calcext:value-type="string">
            <text:p>4,48553408099002,78,8835303898244,815,509521625714,12,8211108707041,</text:p>
          </table:table-cell>
        </table:table-row>
        <table:table-row table:style-name="ro2">
          <table:table-cell office:value-type="float" office:value="8.88443961532413" calcext:value-type="float">
            <text:p>8,8844396153</text:p>
          </table:table-cell>
          <table:table-cell table:formula="of:=[computations.$B$41]*[computations.B$56]*[computations.$A63]" office:value-type="float" office:value="1.39549949186356" calcext:value-type="float">
            <text:p>1,3954994919</text:p>
          </table:table-cell>
          <table:table-cell table:formula="of:=[computations.$B$41]*[computations.C$56]*[computations.$A63]" office:value-type="float" office:value="24.5415427879454" calcext:value-type="float">
            <text:p>24,5415427879</text:p>
          </table:table-cell>
          <table:table-cell table:formula="of:=[computations.$B$41]*[computations.D$56]*[computations.$A63]" office:value-type="float" office:value="12.8211108707041" calcext:value-type="float">
            <text:p>12,8211108707</text:p>
          </table:table-cell>
          <table:table-cell table:formula="of:=[computations.E$56]*[computations.$A63]" office:value-type="float" office:value="78.9332672783407" calcext:value-type="float">
            <text:p>78,9332672783</text:p>
          </table:table-cell>
          <table:table-cell/>
          <table:table-cell table:style-name="ce5" table:formula="of:=[computations.B63]&amp;&quot;,&quot;&amp;[computations.C63]&amp;&quot;,&quot;&amp;[computations.D63]&amp;&quot;,&quot;&amp;[computations.E63]&amp;&quot;)&quot;" office:value-type="string" office:string-value="1,39549949186356,24,5415427879454,12,8211108707041,78,9332672783407)" calcext:value-type="string">
            <text:p>1,39549949186356,24,5415427879454,12,8211108707041,78,9332672783407)</text:p>
          </table:table-cell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11" office:value-type="string" calcext:value-type="string">
            <text:p>SCENARIOS</text:p>
          </table:table-cell>
          <table:table-cell office:value-type="string" calcext:value-type="string">
            <text:p>FLAT</text:p>
          </table:table-cell>
          <table:table-cell/>
          <table:table-cell office:value-type="string" calcext:value-type="string">
            <text:p>LO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an</text:p>
          </table:table-cell>
          <table:table-cell table:style-name="ce12" table:formula="of:=[computations.B18]" office:value-type="float" office:value="268439" calcext:value-type="float">
            <text:p>2,68E+005</text:p>
          </table:table-cell>
          <table:table-cell/>
          <table:table-cell table:style-name="ce12" table:formula="of:=[computations.C18]" office:value-type="float" office:value="106900" calcext:value-type="float">
            <text:p>1,07E+005</text:p>
          </table:table-cell>
          <table:table-cell table:number-columns-repeated="3"/>
        </table:table-row>
        <table:table-row table:style-name="ro2">
          <table:table-cell/>
          <table:table-cell table:style-name="ce12"/>
          <table:table-cell table:number-columns-repeated="5"/>
        </table:table-row>
        <table:table-row table:style-name="ro2">
          <table:table-cell office:value-type="string" calcext:value-type="string">
            <text:p>min</text:p>
          </table:table-cell>
          <table:table-cell table:style-name="ce12" office:value-type="float" office:value="148950" calcext:value-type="float">
            <text:p>1,49E+005</text:p>
          </table:table-cell>
          <table:table-cell/>
          <table:table-cell office:value-type="float" office:value="34552" calcext:value-type="float">
            <text:p>345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x</text:p>
          </table:table-cell>
          <table:table-cell table:style-name="ce12" office:value-type="float" office:value="357420" calcext:value-type="float">
            <text:p>3,57E+005</text:p>
          </table:table-cell>
          <table:table-cell/>
          <table:table-cell table:style-name="ce12" office:value-type="float" office:value="216540" calcext:value-type="float">
            <text:p>2,17E+005</text:p>
          </table:table-cell>
          <table:table-cell table:number-columns-repeated="3"/>
        </table:table-row>
        <table:table-row table:style-name="ro10">
          <table:table-cell/>
          <table:table-cell office:value-type="string" calcext:value-type="string">
            <text:p>k_F</text:p>
          </table:table-cell>
          <table:table-cell/>
          <table:table-cell office:value-type="string" calcext:value-type="string">
            <text:p>k_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1</text:p>
          </table:table-cell>
          <table:table-cell table:style-name="ce7" table:formula="of:=[computations.B70]/[computations.B68]" office:value-type="float" office:value="0.554874664262644" calcext:value-type="float">
            <text:p>0,5548746643</text:p>
          </table:table-cell>
          <table:table-cell/>
          <table:table-cell table:style-name="ce7" table:formula="of:=[computations.D70]/[computations.D68]" office:value-type="float" office:value="0.323217960710945" calcext:value-type="float">
            <text:p>0,32321796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5</text:p>
          </table:table-cell>
          <table:table-cell table:style-name="ce7" table:formula="of:=[computations.B71]/[computations.B68]" office:value-type="float" office:value="1.33147567976337" calcext:value-type="float">
            <text:p>1,3314756798</text:p>
          </table:table-cell>
          <table:table-cell/>
          <table:table-cell table:style-name="ce7" table:formula="of:=[computations.D71]/[computations.D68]" office:value-type="float" office:value="2.02563143124415" calcext:value-type="float">
            <text:p>2,02563143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2</text:p>
          </table:table-cell>
          <table:table-cell table:style-name="ce7" table:formula="of:=1-(1-[computations.B70]/[computations.B68])/2" office:value-type="float" office:value="0.777437332131322" calcext:value-type="float">
            <text:p>0,7774373321</text:p>
          </table:table-cell>
          <table:table-cell/>
          <table:table-cell table:style-name="ce7" table:formula="of:=1-(1-[computations.D70]/[computations.D68])/2" office:value-type="float" office:value="0.661608980355472" calcext:value-type="float">
            <text:p>0,66160898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3</text:p>
          </table:table-cell>
          <table:table-cell table:style-name="ce13" table:formula="of:=1-(1-[computations.B71]/[computations.B68])/2" office:value-type="float" office:value="1.16573783988169" calcext:value-type="float">
            <text:p>1,1657378399</text:p>
          </table:table-cell>
          <table:table-cell/>
          <table:table-cell table:style-name="ce13" table:formula="of:=1-(1-[computations.D71]/[computations.D68])/2" office:value-type="float" office:value="1.51281571562208" calcext:value-type="float">
            <text:p>1,5128157156</text:p>
          </table:table-cell>
          <table:table-cell table:number-columns-repeated="3"/>
        </table:table-row>
      </table:table>
      <table:table table:name="model selection" table:style-name="ta1">
        <table:table-column table:style-name="co1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ce4"/>
        <table:table-column table:style-name="co6" table:default-cell-style-name="Default"/>
        <table:table-column table:style-name="co6" table:default-cell-style-name="ce4"/>
        <table:table-column table:style-name="co7" table:default-cell-style-name="ce4"/>
        <table:table-column table:style-name="co8" table:default-cell-style-name="Default"/>
        <table:table-column table:style-name="co8" table:default-cell-style-name="ce4"/>
        <table:table-column table:style-name="co9" table:default-cell-style-name="Default"/>
        <table:table-column table:style-name="co10" table:default-cell-style-name="ce6"/>
        <table:table-row table:style-name="ro2">
          <table:table-cell/>
          <table:table-cell table:style-name="Default" office:value-type="string" calcext:value-type="string">
            <text:p>Akaiake</text:p>
          </table:table-cell>
          <table:table-cell/>
          <table:table-cell table:style-name="Default"/>
          <table:table-cell/>
          <table:table-cell table:style-name="Default"/>
          <table:table-cell table:style-name="Default" office:value-type="string" calcext:value-type="string">
            <text:p>Improvement</text:p>
          </table:table-cell>
          <table:table-cell/>
          <table:table-cell table:style-name="Default"/>
          <table:table-cell/>
          <table:table-cell table:style-name="Default" office:value-type="string" calcext:value-type="string">
            <text:p>Output to latex</text:p>
          </table:table-cell>
        </table:table-row>
        <table:table-row table:style-name="ro2">
          <table:table-cell/>
          <table:table-cell table:style-name="Default" office:value-type="string" calcext:value-type="string">
            <text:p>N</text:p>
          </table:table-cell>
          <table:table-cell office:value-type="string" calcext:value-type="string">
            <text:p>gretl source</text:p>
          </table:table-cell>
          <table:table-cell table:style-name="Default" office:value-type="string" calcext:value-type="string">
            <text:p>A</text:p>
          </table:table-cell>
          <table:table-cell office:value-type="string" calcext:value-type="string">
            <text:p>gretl source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A</text:p>
          </table:table-cell>
          <table:table-cell office:value-type="string" calcext:value-type="string">
            <text:p>Source (SCALARS of GRETL)</text:p>
          </table:table-cell>
          <table:table-cell table:style-name="Default" office:value-type="string" calcext:value-type="string">
            <text:p>G</text:p>
          </table:table-cell>
          <table:table-cell office:value-type="string" calcext:value-type="string">
            <text:p>Source (SCALARS of GRETL)</text:p>
          </table:table-cell>
          <table:table-cell table:style-name="Default"/>
        </table:table-row>
        <table:table-row table:style-name="ro2">
          <table:table-cell office:value-type="string" calcext:value-type="string">
            <text:p>R^{EUA}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← NEUA</text:p>
          </table:table-cell>
          <table:table-cell office:value-type="float" office:value="-56" calcext:value-type="float">
            <text:p>-56</text:p>
          </table:table-cell>
          <table:table-cell office:value-type="string" calcext:value-type="string">
            <text:p>← ACEUA</text:p>
          </table:table-cell>
          <table:table-cell office:value-type="float" office:value="-57" calcext:value-type="float">
            <text:p>-57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← AEUAR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← GEUAR</text:p>
          </table:table-cell>
          <table:table-cell table:formula="of:=&quot;$&quot;&amp;['model selection'.A3]&amp;&quot;$ &amp; $&quot;&amp;['model selection'.B3]&amp;&quot;$ &amp; $&quot;&amp;['model selection'.D3]&amp;&quot;$ &amp; $&quot;&amp;['model selection'.F3]&amp;&quot;$ &amp; $&quot;&amp;['model selection'.G3]&amp;&quot;$ &amp; $&quot;&amp;['model selection'.I3]&amp;&quot;$\\&quot;" office:value-type="string" office:string-value="$R^{EUA}$ &amp; $-50$ &amp; $-56$ &amp; $-57$ &amp; $0.06$ &amp; $0.06$\\" calcext:value-type="string">
            <text:p>$R^{EUA}$ &amp; $-50$ &amp; $-56$ &amp; $-57$ &amp; $0.06$ &amp; $0.06$\\</text:p>
          </table:table-cell>
        </table:table-row>
        <table:table-row table:style-name="ro2">
          <table:table-cell office:value-type="string" calcext:value-type="string">
            <text:p>R^{CER}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← NC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← ACCER</text:p>
          </table:table-cell>
          <table:table-cell office:value-type="float" office:value="-22" calcext:value-type="float">
            <text:p>-22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← ACERR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etc</text:p>
          </table:table-cell>
          <table:table-cell table:formula="of:=&quot;$&quot;&amp;['model selection'.A4]&amp;&quot;$ &amp; $&quot;&amp;['model selection'.B4]&amp;&quot;$ &amp; $&quot;&amp;['model selection'.D4]&amp;&quot;$ &amp; $&quot;&amp;['model selection'.F4]&amp;&quot;$ &amp; $&quot;&amp;['model selection'.G4]&amp;&quot;$ &amp; $&quot;&amp;['model selection'.I4]&amp;&quot;$\\&quot;" office:value-type="string" office:string-value="$R^{CER}$ &amp; $59$ &amp; $52$ &amp; $-22$ &amp; $0.05$ &amp; $0.00$\\" calcext:value-type="string">
            <text:p>$R^{CER}$ &amp; $59$ &amp; $52$ &amp; $-22$ &amp; $0.05$ &amp; $0.00$\\</text:p>
          </table:table-cell>
        </table:table-row>
        <table:table-row table:style-name="ro2">
          <table:table-cell office:value-type="string" calcext:value-type="string">
            <text:p>S^F</text:p>
          </table:table-cell>
          <table:table-cell office:value-type="float" office:value="3.691" calcext:value-type="float">
            <text:p>3,691</text:p>
          </table:table-cell>
          <table:table-cell office:value-type="string" calcext:value-type="string">
            <text:p>etc</text:p>
          </table:table-cell>
          <table:table-cell office:value-type="float" office:value="3.655" calcext:value-type="float">
            <text:p>3,655</text:p>
          </table:table-cell>
          <table:table-cell office:value-type="string" calcext:value-type="string">
            <text:p>etc</text:p>
          </table:table-cell>
          <table:table-cell office:value-type="float" office:value="3631" calcext:value-type="float">
            <text:p>3631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etc</text:p>
          </table:table-cell>
          <table:table-cell office:value-type="string" calcext:value-type="string">
            <text:p>0.07</text:p>
          </table:table-cell>
          <table:table-cell/>
          <table:table-cell table:formula="of:=&quot;$&quot;&amp;['model selection'.A5]&amp;&quot;$ &amp; $&quot;&amp;['model selection'.B5]&amp;&quot;$ &amp; $&quot;&amp;['model selection'.D5]&amp;&quot;$ &amp; $&quot;&amp;['model selection'.F5]&amp;&quot;$ &amp; $&quot;&amp;['model selection'.G5]&amp;&quot;$ &amp; $&quot;&amp;['model selection'.I5]&amp;&quot;$\\&quot;" office:value-type="string" office:string-value="$S^F$ &amp; $3,691$ &amp; $3,655$ &amp; $3631$ &amp; $0.13$ &amp; $0.07$\\" calcext:value-type="string">
            <text:p>$S^F$ &amp; $3,691$ &amp; $3,655$ &amp; $3631$ &amp; $0.13$ &amp; $0.07$\\</text:p>
          </table:table-cell>
        </table:table-row>
        <table:table-row table:style-name="ro2">
          <table:table-cell office:value-type="string" calcext:value-type="string">
            <text:p>S^L</text:p>
          </table:table-cell>
          <table:table-cell office:value-type="float" office:value="3.671" calcext:value-type="float">
            <text:p>3,671</text:p>
          </table:table-cell>
          <table:table-cell/>
          <table:table-cell office:value-type="float" office:value="3.534" calcext:value-type="float">
            <text:p>3,534</text:p>
          </table:table-cell>
          <table:table-cell/>
          <table:table-cell office:value-type="float" office:value="3553" calcext:value-type="float">
            <text:p>3553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0.21</text:p>
          </table:table-cell>
          <table:table-cell/>
          <table:table-cell table:formula="of:=&quot;$&quot;&amp;['model selection'.A6]&amp;&quot;$ &amp; $&quot;&amp;['model selection'.B6]&amp;&quot;$ &amp; $&quot;&amp;['model selection'.D6]&amp;&quot;$ &amp; $&quot;&amp;['model selection'.F6]&amp;&quot;$ &amp; $&quot;&amp;['model selection'.G6]&amp;&quot;$ &amp; $&quot;&amp;['model selection'.I6]&amp;&quot;$\\&quot;" office:value-type="string" office:string-value="$S^L$ &amp; $3,671$ &amp; $3,534$ &amp; $3553$ &amp; $0.27$ &amp; $0.21$\\" calcext:value-type="string">
            <text:p>$S^L$ &amp; $3,671$ &amp; $3,534$ &amp; $3553$ &amp; $0.27$ &amp; $0.21$\\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.00.0000</text:date>, <text:time style:data-style-name="N2" text:time-value="09:06:43.9977415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7T10:27:30.370729209</meta:creation-date>
    <dc:date>2015-09-08T10:10:50.979837677</dc:date>
    <meta:editing-duration>P1DT21H8M23S</meta:editing-duration>
    <meta:editing-cycles>30</meta:editing-cycles>
    <meta:generator>LibreOffice/4.4.2.2$Linux_X86_64 LibreOffice_project/40m0$Build-2</meta:generator>
    <meta:document-statistic meta:table-count="3" meta:cell-count="251" meta:object-count="0"/>
  </office:meta>
</office:document-meta>
</file>